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4.248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2000/01/01</text:p>
          </table:table-cell>
          <table:table-cell office:value-type="string" calcext:value-type="string">
            <text:p>We've known each other for so long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string" calcext:value-type="string">
            <text:p>2024/03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3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5/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6/28</text:p>
          </table:table-cell>
          <table:table-cell office:value-type="string" calcext:value-type="string">
            <text:p>I looked out this morning and the sun was gone\nTurned on some music to start my day\nI lost myself in a familiar song\nI closed my eyes and I slipped away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string" calcext:value-type="string">
            <text:p>2024/07/01</text:p>
          </table:table-cell>
          <table:table-cell office:value-type="string" calcext:value-type="string">
            <text:p>All I can do is just pour some tea for two\nAnd speak my point of view, but it’s not sane\n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string" calcext:value-type="string">
            <text:p>2024/07/02</text:p>
          </table:table-cell>
          <table:table-cell office:value-type="string" calcext:value-type="string">
            <text:p>I want to walk in the open wind\nI want to talk like lovers do\nI want to dive into your ocean\nIs it raining with you?</text:p>
          </table:table-cell>
          <table:table-cell office:value-type="string" calcext:value-type="string">
            <text:p>New Wa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ere Come the Rain Again</text:p>
          </table:table-cell>
          <table:table-cell office:value-type="string" calcext:value-type="string">
            <text:p>the Eurythmics</text:p>
          </table:table-cell>
        </table:table-row>
        <table:table-row table:style-name="ro1">
          <table:table-cell office:value-type="string" calcext:value-type="string">
            <text:p>2024/07/03</text:p>
          </table:table-cell>
          <table:table-cell office:value-type="string" calcext:value-type="string">
            <text:p>Thunder only happens when it’s rainin’\nPlayers only love you when they’re playin’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string" calcext:value-type="string">
            <text:p>2024/07/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/07/31</text:p>
          </table:table-cell>
          <table:table-cell table:number-columns-repeated="5"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20:32:14.415974322</dc:date>
    <dc:creator>Eric Jackson</dc:creator>
    <meta:editing-duration>PT20M14S</meta:editing-duration>
    <meta:editing-cycles>4</meta:editing-cycles>
    <meta:generator>LibreOffice/7.3.7.2$Linux_X86_64 LibreOffice_project/30$Build-2</meta:generator>
    <meta:document-statistic meta:table-count="1" meta:cell-count="171" meta:object-count="0"/>
  </office:meta>
</office:document-meta>
</file>